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1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/>
      <style:text-properties style:font-name="Arial1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style:font-name="Arial1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paragraph-properties fo:text-align="start" style:justify-single-word="false"/>
      <style:text-properties style:font-name="Arial1"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Arial1" fo:language="zxx" fo:country="none" style:language-asian="zxx" style:country-asian="none" style:language-complex="zxx" style:country-complex="none"/>
    </style:style>
    <style:style style:name="P12" style:family="paragraph" style:parent-style-name="Heading_20_3">
      <style:text-properties style:font-name="Arial1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4e7c5"/>
    </style:style>
    <style:style style:name="T9" style:family="text">
      <style:text-properties style:text-underline-style="dash" style:text-underline-width="auto" style:text-underline-color="font-color" officeooo:rsid="003f1d3a"/>
    </style:style>
    <style:style style:name="T10" style:family="text">
      <style:text-properties style:text-underline-style="dash" style:text-underline-width="auto" style:text-underline-color="font-color" officeooo:rsid="003ff6d4"/>
    </style:style>
    <style:style style:name="T11" style:family="text">
      <style:text-properties officeooo:rsid="003283c5"/>
    </style:style>
    <style:style style:name="T12" style:family="text">
      <style:text-properties style:text-underline-style="none"/>
    </style:style>
    <style:style style:name="T13" style:family="text">
      <style:text-properties officeooo:rsid="0038698c"/>
    </style:style>
    <style:style style:name="T14" style:family="text">
      <style:text-properties officeooo:rsid="0038da44"/>
    </style:style>
    <style:style style:name="T15" style:family="text">
      <style:text-properties officeooo:rsid="003a8ad5"/>
    </style:style>
    <style:style style:name="T16" style:family="text">
      <style:text-properties officeooo:rsid="003b37ed"/>
    </style:style>
    <style:style style:name="T17" style:family="text">
      <style:text-properties officeooo:rsid="003b4407"/>
    </style:style>
    <style:style style:name="T18" style:family="text">
      <style:text-properties officeooo:rsid="003ff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DEL RELACIONAL PICA &amp; MENJA</text:h>
      <text:h text:style-name="P10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, <text:span text:style-name="T17">token_valid_fins</text:span>)</text:p>
      <text:p text:style-name="P2"><text:span text:style-name="T3">Valoracions</text:span> (<text:span text:style-name="T1">id_valoracio</text:span>, valoracio, <text:span text:style-name="T6">fk_id_usuari</text:span><text:span text:style-name="T12">, </text:span><text:span text:style-name="T8">fk_id_restaurant</text:span><text:span text:style-name="T4">)</text:span></text:p>
      <text:p text:style-name="P3"><text:span text:style-name="T3">Comentaris</text:span> (<text:span text:style-name="T1">id_comentari</text:span>, comentari, data, <text:span text:style-name="T6">fk_id_usuari</text:span>, <text:span text:style-name="T8">fk_id_restaurant</text:span>)</text:p>
      <text:p text:style-name="P3"><text:span text:style-name="T3">Restaurants</text:span> (<text:span text:style-name="T2">id_restaurant</text:span><text:span text:style-name="T5">, nom, telefon, pagina_web, ubicacio, horari_</text:span><text:span text:style-name="T11">ca, horari_es, horari_en, horari_</text:span><text:span text:style-name="T13">de</text:span><text:span text:style-name="T5">, descripcio_ca, descripcio_es, descripcio_en, descripcio_</text:span><text:span text:style-name="T13">de</text:span><text:span text:style-name="T5">, imatge, </text:span><text:span text:style-name="T15">carta, </text:span><text:span text:style-name="T16">rang_preus,</text:span><text:span text:style-name="T5"> </text:span><text:span text:style-name="T7">fk_id_tipus,</text:span><text:span text:style-name="T5"> </text:span><text:span text:style-name="T18">iframe</text:span>)</text:p>
      <text:p text:style-name="P4"><text:span text:style-name="T3">Tipus</text:span> (<text:span text:style-name="T1">id_tipus</text:span>, tipus_ca, tipus_es, tipus_en, tipus_<text:span text:style-name="T14">de</text:span>)</text:p>
      <text:p text:style-name="P5"><text:span text:style-name="T3">Serveis</text:span> (<text:span text:style-name="T1">id_servei</text:span>, servei_ca, servei_es, servei_en, servei_<text:span text:style-name="T14">de</text:span>)</text:p>
      <text:p text:style-name="P5"><text:span text:style-name="T3">Fotos</text:span> (<text:span text:style-name="T9">id_restaurant, </text:span><text:span text:style-name="T6">id_foto</text:span>, foto)</text:p>
      <text:p text:style-name="P6"><text:span text:style-name="T3">Idiomes</text:span> (<text:span text:style-name="T1">id_idioma</text:span>, idioma)</text:p>
      <text:p text:style-name="P6"><text:span text:style-name="T3">Traduccions</text:span> (<text:span text:style-name="T1">id_traduccio</text:span>, catala, espanyol, english, deutsch)</text:p>
      <text:h text:style-name="P11" text:outline-level="2">Relacions</text:h>
      <text:h text:style-name="P12" text:outline-level="3">Relació M:N</text:h>
      <text:p text:style-name="P8"><text:span text:style-name="T3">restaurants_serveis</text:span> (<text:span text:style-name="T1">id_restaurant, id_servei</text:span>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5-19T10:46:24.826000000</dc:date>
    <meta:editing-duration>PT1H48M39S</meta:editing-duration>
    <meta:editing-cycles>3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80" meta:character-count="850" meta:non-whitespace-character-count="784"/>
  </office:meta>
</office:document-meta>
</file>